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28mm"/>
    </style:style>
    <style:style style:name="co2" style:family="table-column">
      <style:table-column-properties fo:break-before="auto" style:column-width="5.72mm"/>
    </style:style>
    <style:style style:name="co3" style:family="table-column">
      <style:table-column-properties fo:break-before="auto" style:column-width="13.07mm"/>
    </style:style>
    <style:style style:name="co4" style:family="table-column">
      <style:table-column-properties fo:break-before="auto" style:column-width="4.36mm"/>
    </style:style>
    <style:style style:name="co5" style:family="table-column">
      <style:table-column-properties fo:break-before="auto" style:column-width="78.42mm"/>
    </style:style>
    <style:style style:name="co6" style:family="table-column">
      <style:table-column-properties fo:break-before="auto" style:column-width="5.43mm"/>
    </style:style>
    <style:style style:name="co7" style:family="table-column">
      <style:table-column-properties fo:break-before="auto" style:column-width="40.57mm"/>
    </style:style>
    <style:style style:name="co8" style:family="table-column">
      <style:table-column-properties fo:break-before="auto" style:column-width="5.17mm"/>
    </style:style>
    <style:style style:name="co9" style:family="table-column">
      <style:table-column-properties fo:break-before="auto" style:column-width="44.9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Part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hapter Titl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irectory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1&lt;sup&gt;st&lt;/sup&gt; ed. Directory</text:p>
          </table:table-cell>
          <table:table-cell table:formula="of:=COM.MICROSOFT.CONCAT([.B1:.J1])" office:value-type="string" office:string-value="Part|Chapter|Chapter Title|Directory|1&lt;sup&gt;st&lt;/sup&gt; ed. Directory" calcext:value-type="string">
            <text:p>Part|Chapter|Chapter Title|Directory|1&lt;sup&gt;st&lt;/sup&gt; ed. Directory</text:p>
          </table:table-cell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--: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--</text:p>
          </table:table-cell>
          <table:table-cell table:formula="of:=COM.MICROSOFT.CONCAT([.B2:.J2])" office:value-type="string" office:string-value="---|---:|---|---|---" calcext:value-type="string">
            <text:p>---|---:|---|---|---</text:p>
          </table:table-cell>
        </table:table-row>
        <table:table-row table:style-name="ro1">
          <table:table-cell office:value-type="string" calcext:value-type="string">
            <text:p>01-data-model</text:p>
          </table:table-cell>
          <table:table-cell office:value-type="string" calcext:value-type="string">
            <text:p>I – Prologue</text:p>
          </table:table-cell>
          <table:table-cell office:value-type="string" calcext:value-type="string">
            <text:p>|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he Python Data Model</text:p>
          </table:table-cell>
          <table:table-cell office:value-type="string" calcext:value-type="string">
            <text:p>|</text:p>
          </table:table-cell>
          <table:table-cell table:formula="of:=COM.MICROSOFT.CONCAT(&quot;[&quot;; [.A3]; &quot;](&quot;;[.A3];&quot;)&quot;)" office:value-type="string" office:string-value="[01-data-model](01-data-model)" calcext:value-type="string">
            <text:p>[01-data-model](01-data-model)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01-data-model</text:p>
          </table:table-cell>
          <table:table-cell table:formula="of:=COM.MICROSOFT.CONCAT([.B3:.J3])" office:value-type="string" office:string-value="I – Prologue|1|The Python Data Model|[01-data-model](01-data-model)|01-data-model" calcext:value-type="string">
            <text:p>I – Prologue|1|The Python Data Model|[01-data-model](01-data-model)|01-data-model</text:p>
          </table:table-cell>
        </table:table-row>
        <table:table-row table:style-name="ro1">
          <table:table-cell office:value-type="string" calcext:value-type="string">
            <text:p>02-array-seq</text:p>
          </table:table-cell>
          <table:table-cell office:value-type="string" calcext:value-type="string">
            <text:p>II – Data Structures</text:p>
          </table:table-cell>
          <table:table-cell office:value-type="string" calcext:value-type="string">
            <text:p>|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n Array of Sequences</text:p>
          </table:table-cell>
          <table:table-cell office:value-type="string" calcext:value-type="string">
            <text:p>|</text:p>
          </table:table-cell>
          <table:table-cell table:formula="of:=COM.MICROSOFT.CONCAT(&quot;[&quot;; [.A4]; &quot;](&quot;;[.A4];&quot;)&quot;)" office:value-type="string" office:string-value="[02-array-seq](02-array-seq)" calcext:value-type="string">
            <text:p>[02-array-seq](02-array-seq)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02-array-seq</text:p>
          </table:table-cell>
          <table:table-cell table:formula="of:=COM.MICROSOFT.CONCAT([.B4:.J4])" office:value-type="string" office:string-value="II – Data Structures|2|An Array of Sequences|[02-array-seq](02-array-seq)|02-array-seq" calcext:value-type="string">
            <text:p>II – Data Structures|2|An Array of Sequences|[02-array-seq](02-array-seq)|02-array-seq</text:p>
          </table:table-cell>
        </table:table-row>
        <table:table-row table:style-name="ro1">
          <table:table-cell office:value-type="string" calcext:value-type="string">
            <text:p>03-dict-set</text:p>
          </table:table-cell>
          <table:table-cell office:value-type="string" calcext:value-type="string">
            <text:p>&amp;nbsp;</text:p>
          </table:table-cell>
          <table:table-cell office:value-type="string" calcext:value-type="string">
            <text:p>|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ictionaries and Sets</text:p>
          </table:table-cell>
          <table:table-cell office:value-type="string" calcext:value-type="string">
            <text:p>|</text:p>
          </table:table-cell>
          <table:table-cell table:formula="of:=COM.MICROSOFT.CONCAT(&quot;[&quot;; [.A5]; &quot;](&quot;;[.A5];&quot;)&quot;)" office:value-type="string" office:string-value="[03-dict-set](03-dict-set)" calcext:value-type="string">
            <text:p>[03-dict-set](03-dict-set)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03-dict-set</text:p>
          </table:table-cell>
          <table:table-cell table:formula="of:=COM.MICROSOFT.CONCAT([.B5:.J5])" office:value-type="string" office:string-value="&amp;nbsp;|3|Dictionaries and Sets|[03-dict-set](03-dict-set)|03-dict-set" calcext:value-type="string">
            <text:p>&amp;nbsp;|3|Dictionaries and Sets|[03-dict-set](03-dict-set)|03-dict-set</text:p>
          </table:table-cell>
        </table:table-row>
        <table:table-row table:style-name="ro1">
          <table:table-cell office:value-type="string" calcext:value-type="string">
            <text:p>04-text-byte</text:p>
          </table:table-cell>
          <table:table-cell office:value-type="string" calcext:value-type="string">
            <text:p>&amp;nbsp;</text:p>
          </table:table-cell>
          <table:table-cell office:value-type="string" calcext:value-type="string">
            <text:p>|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ext versus Bytes</text:p>
          </table:table-cell>
          <table:table-cell office:value-type="string" calcext:value-type="string">
            <text:p>|</text:p>
          </table:table-cell>
          <table:table-cell table:formula="of:=COM.MICROSOFT.CONCAT(&quot;[&quot;; [.A6]; &quot;](&quot;;[.A6];&quot;)&quot;)" office:value-type="string" office:string-value="[04-text-byte](04-text-byte)" calcext:value-type="string">
            <text:p>[04-text-byte](04-text-byte)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04-text-byte</text:p>
          </table:table-cell>
          <table:table-cell table:formula="of:=COM.MICROSOFT.CONCAT([.B6:.J6])" office:value-type="string" office:string-value="&amp;nbsp;|4|Text versus Bytes|[04-text-byte](04-text-byte)|04-text-byte" calcext:value-type="string">
            <text:p>&amp;nbsp;|4|Text versus Bytes|[04-text-byte](04-text-byte)|04-text-byte</text:p>
          </table:table-cell>
        </table:table-row>
        <table:table-row table:style-name="ro1">
          <table:table-cell office:value-type="string" calcext:value-type="string">
            <text:p>05-record-like</text:p>
          </table:table-cell>
          <table:table-cell office:value-type="string" calcext:value-type="string">
            <text:p>&amp;nbsp;</text:p>
          </table:table-cell>
          <table:table-cell office:value-type="string" calcext:value-type="string">
            <text:p>|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Record-like Data Structures 🆕</text:p>
          </table:table-cell>
          <table:table-cell office:value-type="string" calcext:value-type="string">
            <text:p>|</text:p>
          </table:table-cell>
          <table:table-cell table:formula="of:=COM.MICROSOFT.CONCAT(&quot;[&quot;; [.A7]; &quot;](&quot;;[.A7];&quot;)&quot;)" office:value-type="string" office:string-value="[05-record-like](05-record-like)" calcext:value-type="string">
            <text:p>[05-record-like](05-record-like)</text:p>
          </table:table-cell>
          <table:table-cell office:value-type="string" calcext:value-type="string">
            <text:p>|</text:p>
          </table:table-cell>
          <table:table-cell/>
          <table:table-cell table:formula="of:=COM.MICROSOFT.CONCAT([.B7:.J7])" office:value-type="string" office:string-value="&amp;nbsp;|5|Record-like Data Structures 🆕|[05-record-like](05-record-like)|" calcext:value-type="string">
            <text:p>&amp;nbsp;|5|Record-like Data Structures 🆕|[05-record-like](05-record-like)|</text:p>
          </table:table-cell>
        </table:table-row>
        <table:table-row table:style-name="ro1">
          <table:table-cell office:value-type="string" calcext:value-type="string">
            <text:p>06-1class-func</text:p>
          </table:table-cell>
          <table:table-cell office:value-type="string" calcext:value-type="string">
            <text:p>III – Functions as Objects</text:p>
          </table:table-cell>
          <table:table-cell office:value-type="string" calcext:value-type="string">
            <text:p>|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irst-Class Funcions</text:p>
          </table:table-cell>
          <table:table-cell office:value-type="string" calcext:value-type="string">
            <text:p>|</text:p>
          </table:table-cell>
          <table:table-cell table:formula="of:=COM.MICROSOFT.CONCAT(&quot;[&quot;; [.A8]; &quot;](&quot;;[.A8];&quot;)&quot;)" office:value-type="string" office:string-value="[06-1class-func](06-1class-func)" calcext:value-type="string">
            <text:p>[06-1class-func](06-1class-func)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05-1class-func</text:p>
          </table:table-cell>
          <table:table-cell table:formula="of:=COM.MICROSOFT.CONCAT([.B8:.J8])" office:value-type="string" office:string-value="III – Functions as Objects|6|First-Class Funcions|[06-1class-func](06-1class-func)|05-1class-func" calcext:value-type="string">
            <text:p>III – Functions as Objects|6|First-Class Funcions|[06-1class-func](06-1class-func)|05-1class-func</text:p>
          </table:table-cell>
        </table:table-row>
        <table:table-row table:style-name="ro1">
          <table:table-cell office:value-type="string" calcext:value-type="string">
            <text:p>07-dp-1class-func</text:p>
          </table:table-cell>
          <table:table-cell office:value-type="string" calcext:value-type="string">
            <text:p>&amp;nbsp;</text:p>
          </table:table-cell>
          <table:table-cell office:value-type="string" calcext:value-type="string">
            <text:p>|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esign Patterns with First-Class Functions</text:p>
          </table:table-cell>
          <table:table-cell office:value-type="string" calcext:value-type="string">
            <text:p>|</text:p>
          </table:table-cell>
          <table:table-cell table:formula="of:=COM.MICROSOFT.CONCAT(&quot;[&quot;; [.A9]; &quot;](&quot;;[.A9];&quot;)&quot;)" office:value-type="string" office:string-value="[07-dp-1class-func](07-dp-1class-func)" calcext:value-type="string">
            <text:p>[07-dp-1class-func](07-dp-1class-func)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06-dp-1class-func</text:p>
          </table:table-cell>
          <table:table-cell table:formula="of:=COM.MICROSOFT.CONCAT([.B9:.J9])" office:value-type="string" office:string-value="&amp;nbsp;|7|Design Patterns with First-Class Functions|[07-dp-1class-func](07-dp-1class-func)|06-dp-1class-func" calcext:value-type="string">
            <text:p>&amp;nbsp;|7|Design Patterns with First-Class Functions|[07-dp-1class-func](07-dp-1class-func)|06-dp-1class-func</text:p>
          </table:table-cell>
        </table:table-row>
        <table:table-row table:style-name="ro1">
          <table:table-cell office:value-type="string" calcext:value-type="string">
            <text:p>08-closure-deco</text:p>
          </table:table-cell>
          <table:table-cell office:value-type="string" calcext:value-type="string">
            <text:p>&amp;nbsp;</text:p>
          </table:table-cell>
          <table:table-cell office:value-type="string" calcext:value-type="string">
            <text:p>|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unction Decorators and Closures</text:p>
          </table:table-cell>
          <table:table-cell office:value-type="string" calcext:value-type="string">
            <text:p>|</text:p>
          </table:table-cell>
          <table:table-cell table:formula="of:=COM.MICROSOFT.CONCAT(&quot;[&quot;; [.A10]; &quot;](&quot;;[.A10];&quot;)&quot;)" office:value-type="string" office:string-value="[08-closure-deco](08-closure-deco)" calcext:value-type="string">
            <text:p>[08-closure-deco](08-closure-deco)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07-closure-deco</text:p>
          </table:table-cell>
          <table:table-cell table:formula="of:=COM.MICROSOFT.CONCAT([.B10:.J10])" office:value-type="string" office:string-value="&amp;nbsp;|8|Function Decorators and Closures|[08-closure-deco](08-closure-deco)|07-closure-deco" calcext:value-type="string">
            <text:p>&amp;nbsp;|8|Function Decorators and Closures|[08-closure-deco](08-closure-deco)|07-closure-deco</text:p>
          </table:table-cell>
        </table:table-row>
        <table:table-row table:style-name="ro1">
          <table:table-cell office:value-type="string" calcext:value-type="string">
            <text:p>09-def-type-hints</text:p>
          </table:table-cell>
          <table:table-cell office:value-type="string" calcext:value-type="string">
            <text:p>&amp;nbsp;</text:p>
          </table:table-cell>
          <table:table-cell office:value-type="string" calcext:value-type="string">
            <text:p>|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ype Hints in Function Definitions 🆕</text:p>
          </table:table-cell>
          <table:table-cell office:value-type="string" calcext:value-type="string">
            <text:p>|</text:p>
          </table:table-cell>
          <table:table-cell table:formula="of:=COM.MICROSOFT.CONCAT(&quot;[&quot;; [.A11]; &quot;](&quot;;[.A11];&quot;)&quot;)" office:value-type="string" office:string-value="[09-def-type-hints](09-def-type-hints)" calcext:value-type="string">
            <text:p>[09-def-type-hints](09-def-type-hints)</text:p>
          </table:table-cell>
          <table:table-cell office:value-type="string" calcext:value-type="string">
            <text:p>|</text:p>
          </table:table-cell>
          <table:table-cell/>
          <table:table-cell table:formula="of:=COM.MICROSOFT.CONCAT([.B11:.J11])" office:value-type="string" office:string-value="&amp;nbsp;|9|Type Hints in Function Definitions 🆕|[09-def-type-hints](09-def-type-hints)|" calcext:value-type="string">
            <text:p>&amp;nbsp;|9|Type Hints in Function Definitions 🆕|[09-def-type-hints](09-def-type-hints)|</text:p>
          </table:table-cell>
        </table:table-row>
        <table:table-row table:style-name="ro1">
          <table:table-cell office:value-type="string" calcext:value-type="string">
            <text:p>10-obj-ref</text:p>
          </table:table-cell>
          <table:table-cell office:value-type="string" calcext:value-type="string">
            <text:p>IV – Object-Oriented Idioms</text:p>
          </table:table-cell>
          <table:table-cell office:value-type="string" calcext:value-type="string">
            <text:p>|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Object References, Mutability, and Recycling</text:p>
          </table:table-cell>
          <table:table-cell office:value-type="string" calcext:value-type="string">
            <text:p>|</text:p>
          </table:table-cell>
          <table:table-cell table:formula="of:=COM.MICROSOFT.CONCAT(&quot;[&quot;; [.A12]; &quot;](&quot;;[.A12];&quot;)&quot;)" office:value-type="string" office:string-value="[10-obj-ref](10-obj-ref)" calcext:value-type="string">
            <text:p>[10-obj-ref](10-obj-ref)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08-obj-ref</text:p>
          </table:table-cell>
          <table:table-cell table:formula="of:=COM.MICROSOFT.CONCAT([.B12:.J12])" office:value-type="string" office:string-value="IV – Object-Oriented Idioms|10|Object References, Mutability, and Recycling|[10-obj-ref](10-obj-ref)|08-obj-ref" calcext:value-type="string">
            <text:p>IV – Object-Oriented Idioms|10|Object References, Mutability, and Recycling|[10-obj-ref](10-obj-ref)|08-obj-ref</text:p>
          </table:table-cell>
        </table:table-row>
        <table:table-row table:style-name="ro1">
          <table:table-cell office:value-type="string" calcext:value-type="string">
            <text:p>11-pythonic-obj</text:p>
          </table:table-cell>
          <table:table-cell office:value-type="string" calcext:value-type="string">
            <text:p>&amp;nbsp;</text:p>
          </table:table-cell>
          <table:table-cell office:value-type="string" calcext:value-type="string">
            <text:p>|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 Pythonic Object</text:p>
          </table:table-cell>
          <table:table-cell office:value-type="string" calcext:value-type="string">
            <text:p>|</text:p>
          </table:table-cell>
          <table:table-cell table:formula="of:=COM.MICROSOFT.CONCAT(&quot;[&quot;; [.A13]; &quot;](&quot;;[.A13];&quot;)&quot;)" office:value-type="string" office:string-value="[11-pythonic-obj](11-pythonic-obj)" calcext:value-type="string">
            <text:p>[11-pythonic-obj](11-pythonic-obj)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09-pythonic-obj</text:p>
          </table:table-cell>
          <table:table-cell table:formula="of:=COM.MICROSOFT.CONCAT([.B13:.J13])" office:value-type="string" office:string-value="&amp;nbsp;|11|A Pythonic Object|[11-pythonic-obj](11-pythonic-obj)|09-pythonic-obj" calcext:value-type="string">
            <text:p>&amp;nbsp;|11|A Pythonic Object|[11-pythonic-obj](11-pythonic-obj)|09-pythonic-obj</text:p>
          </table:table-cell>
        </table:table-row>
        <table:table-row table:style-name="ro1">
          <table:table-cell office:value-type="string" calcext:value-type="string">
            <text:p>12-seq-hacking</text:p>
          </table:table-cell>
          <table:table-cell office:value-type="string" calcext:value-type="string">
            <text:p>&amp;nbsp;</text:p>
          </table:table-cell>
          <table:table-cell office:value-type="string" calcext:value-type="string">
            <text:p>|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equence Hacking, Hashing, and Slicing</text:p>
          </table:table-cell>
          <table:table-cell office:value-type="string" calcext:value-type="string">
            <text:p>|</text:p>
          </table:table-cell>
          <table:table-cell table:formula="of:=COM.MICROSOFT.CONCAT(&quot;[&quot;; [.A14]; &quot;](&quot;;[.A14];&quot;)&quot;)" office:value-type="string" office:string-value="[12-seq-hacking](12-seq-hacking)" calcext:value-type="string">
            <text:p>[12-seq-hacking](12-seq-hacking)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10-seq-hacking</text:p>
          </table:table-cell>
          <table:table-cell table:formula="of:=COM.MICROSOFT.CONCAT([.B14:.J14])" office:value-type="string" office:string-value="&amp;nbsp;|12|Sequence Hacking, Hashing, and Slicing|[12-seq-hacking](12-seq-hacking)|10-seq-hacking" calcext:value-type="string">
            <text:p>&amp;nbsp;|12|Sequence Hacking, Hashing, and Slicing|[12-seq-hacking](12-seq-hacking)|10-seq-hacking</text:p>
          </table:table-cell>
        </table:table-row>
        <table:table-row table:style-name="ro1">
          <table:table-cell office:value-type="string" calcext:value-type="string">
            <text:p>13-iface-abc</text:p>
          </table:table-cell>
          <table:table-cell office:value-type="string" calcext:value-type="string">
            <text:p>&amp;nbsp;</text:p>
          </table:table-cell>
          <table:table-cell office:value-type="string" calcext:value-type="string">
            <text:p>|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nterfaces: From Protocols to ABCs</text:p>
          </table:table-cell>
          <table:table-cell office:value-type="string" calcext:value-type="string">
            <text:p>|</text:p>
          </table:table-cell>
          <table:table-cell table:formula="of:=COM.MICROSOFT.CONCAT(&quot;[&quot;; [.A15]; &quot;](&quot;;[.A15];&quot;)&quot;)" office:value-type="string" office:string-value="[13-iface-abc](13-iface-abc)" calcext:value-type="string">
            <text:p>[13-iface-abc](13-iface-abc)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11-iface-abc</text:p>
          </table:table-cell>
          <table:table-cell table:formula="of:=COM.MICROSOFT.CONCAT([.B15:.J15])" office:value-type="string" office:string-value="&amp;nbsp;|13|Interfaces: From Protocols to ABCs|[13-iface-abc](13-iface-abc)|11-iface-abc" calcext:value-type="string">
            <text:p>&amp;nbsp;|13|Interfaces: From Protocols to ABCs|[13-iface-abc](13-iface-abc)|11-iface-abc</text:p>
          </table:table-cell>
        </table:table-row>
        <table:table-row table:style-name="ro1">
          <table:table-cell office:value-type="string" calcext:value-type="string">
            <text:p>14-inheritance</text:p>
          </table:table-cell>
          <table:table-cell office:value-type="string" calcext:value-type="string">
            <text:p>&amp;nbsp;</text:p>
          </table:table-cell>
          <table:table-cell office:value-type="string" calcext:value-type="string">
            <text:p>|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nheritance: For Good or For Worse</text:p>
          </table:table-cell>
          <table:table-cell office:value-type="string" calcext:value-type="string">
            <text:p>|</text:p>
          </table:table-cell>
          <table:table-cell table:formula="of:=COM.MICROSOFT.CONCAT(&quot;[&quot;; [.A16]; &quot;](&quot;;[.A16];&quot;)&quot;)" office:value-type="string" office:string-value="[14-inheritance](14-inheritance)" calcext:value-type="string">
            <text:p>[14-inheritance](14-inheritance)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12-inheritance</text:p>
          </table:table-cell>
          <table:table-cell table:formula="of:=COM.MICROSOFT.CONCAT([.B16:.J16])" office:value-type="string" office:string-value="&amp;nbsp;|14|Inheritance: For Good or For Worse|[14-inheritance](14-inheritance)|12-inheritance" calcext:value-type="string">
            <text:p>&amp;nbsp;|14|Inheritance: For Good or For Worse|[14-inheritance](14-inheritance)|12-inheritance</text:p>
          </table:table-cell>
        </table:table-row>
        <table:table-row table:style-name="ro1">
          <table:table-cell office:value-type="string" calcext:value-type="string">
            <text:p>15-type-hints</text:p>
          </table:table-cell>
          <table:table-cell office:value-type="string" calcext:value-type="string">
            <text:p>&amp;nbsp;</text:p>
          </table:table-cell>
          <table:table-cell office:value-type="string" calcext:value-type="string">
            <text:p>|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Type Hints Distilled 🆕</text:p>
          </table:table-cell>
          <table:table-cell office:value-type="string" calcext:value-type="string">
            <text:p>|</text:p>
          </table:table-cell>
          <table:table-cell table:formula="of:=COM.MICROSOFT.CONCAT(&quot;[&quot;; [.A17]; &quot;](&quot;;[.A17];&quot;)&quot;)" office:value-type="string" office:string-value="[15-type-hints](15-type-hints)" calcext:value-type="string">
            <text:p>[15-type-hints](15-type-hints)</text:p>
          </table:table-cell>
          <table:table-cell office:value-type="string" calcext:value-type="string">
            <text:p>|</text:p>
          </table:table-cell>
          <table:table-cell/>
          <table:table-cell table:formula="of:=COM.MICROSOFT.CONCAT([.B17:.J17])" office:value-type="string" office:string-value="&amp;nbsp;|15|Type Hints Distilled 🆕|[15-type-hints](15-type-hints)|" calcext:value-type="string">
            <text:p>&amp;nbsp;|15|Type Hints Distilled 🆕|[15-type-hints](15-type-hints)|</text:p>
          </table:table-cell>
        </table:table-row>
        <table:table-row table:style-name="ro1">
          <table:table-cell office:value-type="string" calcext:value-type="string">
            <text:p>16-op-overloading</text:p>
          </table:table-cell>
          <table:table-cell office:value-type="string" calcext:value-type="string">
            <text:p>&amp;nbsp;</text:p>
          </table:table-cell>
          <table:table-cell office:value-type="string" calcext:value-type="string">
            <text:p>|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Operator Overloading: Doing It Right</text:p>
          </table:table-cell>
          <table:table-cell office:value-type="string" calcext:value-type="string">
            <text:p>|</text:p>
          </table:table-cell>
          <table:table-cell table:formula="of:=COM.MICROSOFT.CONCAT(&quot;[&quot;; [.A18]; &quot;](&quot;;[.A18];&quot;)&quot;)" office:value-type="string" office:string-value="[16-op-overloading](16-op-overloading)" calcext:value-type="string">
            <text:p>[16-op-overloading](16-op-overloading)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13-op-overloading</text:p>
          </table:table-cell>
          <table:table-cell table:formula="of:=COM.MICROSOFT.CONCAT([.B18:.J18])" office:value-type="string" office:string-value="&amp;nbsp;|16|Operator Overloading: Doing It Right|[16-op-overloading](16-op-overloading)|13-op-overloading" calcext:value-type="string">
            <text:p>&amp;nbsp;|16|Operator Overloading: Doing It Right|[16-op-overloading](16-op-overloading)|13-op-overloading</text:p>
          </table:table-cell>
        </table:table-row>
        <table:table-row table:style-name="ro1">
          <table:table-cell office:value-type="string" calcext:value-type="string">
            <text:p>17-it-generator</text:p>
          </table:table-cell>
          <table:table-cell office:value-type="string" calcext:value-type="string">
            <text:p>V – Control Flow</text:p>
          </table:table-cell>
          <table:table-cell office:value-type="string" calcext:value-type="string">
            <text:p>|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Iterables, Iterators, and Generators</text:p>
          </table:table-cell>
          <table:table-cell office:value-type="string" calcext:value-type="string">
            <text:p>|</text:p>
          </table:table-cell>
          <table:table-cell table:formula="of:=COM.MICROSOFT.CONCAT(&quot;[&quot;; [.A19]; &quot;](&quot;;[.A19];&quot;)&quot;)" office:value-type="string" office:string-value="[17-it-generator](17-it-generator)" calcext:value-type="string">
            <text:p>[17-it-generator](17-it-generator)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14-it-generator</text:p>
          </table:table-cell>
          <table:table-cell table:formula="of:=COM.MICROSOFT.CONCAT([.B19:.J19])" office:value-type="string" office:string-value="V – Control Flow|17|Iterables, Iterators, and Generators|[17-it-generator](17-it-generator)|14-it-generator" calcext:value-type="string">
            <text:p>V – Control Flow|17|Iterables, Iterators, and Generators|[17-it-generator](17-it-generator)|14-it-generator</text:p>
          </table:table-cell>
        </table:table-row>
        <table:table-row table:style-name="ro1">
          <table:table-cell office:value-type="string" calcext:value-type="string">
            <text:p>18-context-mngr</text:p>
          </table:table-cell>
          <table:table-cell office:value-type="string" calcext:value-type="string">
            <text:p>&amp;nbsp;</text:p>
          </table:table-cell>
          <table:table-cell office:value-type="string" calcext:value-type="string">
            <text:p>|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text Managers and else Blocks</text:p>
          </table:table-cell>
          <table:table-cell office:value-type="string" calcext:value-type="string">
            <text:p>|</text:p>
          </table:table-cell>
          <table:table-cell table:formula="of:=COM.MICROSOFT.CONCAT(&quot;[&quot;; [.A20]; &quot;](&quot;;[.A20];&quot;)&quot;)" office:value-type="string" office:string-value="[18-context-mngr](18-context-mngr)" calcext:value-type="string">
            <text:p>[18-context-mngr](18-context-mngr)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15-context-mngr</text:p>
          </table:table-cell>
          <table:table-cell table:formula="of:=COM.MICROSOFT.CONCAT([.B20:.J20])" office:value-type="string" office:string-value="&amp;nbsp;|18|Context Managers and else Blocks|[18-context-mngr](18-context-mngr)|15-context-mngr" calcext:value-type="string">
            <text:p>&amp;nbsp;|18|Context Managers and else Blocks|[18-context-mngr](18-context-mngr)|15-context-mngr</text:p>
          </table:table-cell>
        </table:table-row>
        <table:table-row table:style-name="ro1">
          <table:table-cell office:value-type="string" calcext:value-type="string">
            <text:p>19-coroutine</text:p>
          </table:table-cell>
          <table:table-cell office:value-type="string" calcext:value-type="string">
            <text:p>&amp;nbsp;</text:p>
          </table:table-cell>
          <table:table-cell office:value-type="string" calcext:value-type="string">
            <text:p>|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routines</text:p>
          </table:table-cell>
          <table:table-cell office:value-type="string" calcext:value-type="string">
            <text:p>|</text:p>
          </table:table-cell>
          <table:table-cell table:formula="of:=COM.MICROSOFT.CONCAT(&quot;[&quot;; [.A21]; &quot;](&quot;;[.A21];&quot;)&quot;)" office:value-type="string" office:string-value="[19-coroutine](19-coroutine)" calcext:value-type="string">
            <text:p>[19-coroutine](19-coroutine)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16-coroutine</text:p>
          </table:table-cell>
          <table:table-cell table:formula="of:=COM.MICROSOFT.CONCAT([.B21:.J21])" office:value-type="string" office:string-value="&amp;nbsp;|19|Coroutines|[19-coroutine](19-coroutine)|16-coroutine" calcext:value-type="string">
            <text:p>&amp;nbsp;|19|Coroutines|[19-coroutine](19-coroutine)|16-coroutine</text:p>
          </table:table-cell>
        </table:table-row>
        <table:table-row table:style-name="ro1">
          <table:table-cell office:value-type="string" calcext:value-type="string">
            <text:p>20-futures</text:p>
          </table:table-cell>
          <table:table-cell office:value-type="string" calcext:value-type="string">
            <text:p>&amp;nbsp;</text:p>
          </table:table-cell>
          <table:table-cell office:value-type="string" calcext:value-type="string">
            <text:p>|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currency with Futures</text:p>
          </table:table-cell>
          <table:table-cell office:value-type="string" calcext:value-type="string">
            <text:p>|</text:p>
          </table:table-cell>
          <table:table-cell table:formula="of:=COM.MICROSOFT.CONCAT(&quot;[&quot;; [.A22]; &quot;](&quot;;[.A22];&quot;)&quot;)" office:value-type="string" office:string-value="[20-futures](20-futures)" calcext:value-type="string">
            <text:p>[20-futures](20-futures)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17-futures</text:p>
          </table:table-cell>
          <table:table-cell table:formula="of:=COM.MICROSOFT.CONCAT([.B22:.J22])" office:value-type="string" office:string-value="&amp;nbsp;|20|Concurrency with Futures|[20-futures](20-futures)|17-futures" calcext:value-type="string">
            <text:p>&amp;nbsp;|20|Concurrency with Futures|[20-futures](20-futures)|17-futures</text:p>
          </table:table-cell>
        </table:table-row>
        <table:table-row table:style-name="ro1">
          <table:table-cell office:value-type="string" calcext:value-type="string">
            <text:p>21-asyncio</text:p>
          </table:table-cell>
          <table:table-cell office:value-type="string" calcext:value-type="string">
            <text:p>&amp;nbsp;</text:p>
          </table:table-cell>
          <table:table-cell office:value-type="string" calcext:value-type="string">
            <text:p>|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currency with asyncio</text:p>
          </table:table-cell>
          <table:table-cell office:value-type="string" calcext:value-type="string">
            <text:p>|</text:p>
          </table:table-cell>
          <table:table-cell table:formula="of:=COM.MICROSOFT.CONCAT(&quot;[&quot;; [.A23]; &quot;](&quot;;[.A23];&quot;)&quot;)" office:value-type="string" office:string-value="[21-asyncio](21-asyncio)" calcext:value-type="string">
            <text:p>[21-asyncio](21-asyncio)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18-asyncio</text:p>
          </table:table-cell>
          <table:table-cell table:formula="of:=COM.MICROSOFT.CONCAT([.B23:.J23])" office:value-type="string" office:string-value="&amp;nbsp;|21|Concurrency with asyncio|[21-asyncio](21-asyncio)|18-asyncio" calcext:value-type="string">
            <text:p>&amp;nbsp;|21|Concurrency with asyncio|[21-asyncio](21-asyncio)|18-asyncio</text:p>
          </table:table-cell>
        </table:table-row>
        <table:table-row table:style-name="ro1">
          <table:table-cell office:value-type="string" calcext:value-type="string">
            <text:p>22-dyn-attr-prop</text:p>
          </table:table-cell>
          <table:table-cell office:value-type="string" calcext:value-type="string">
            <text:p>VI – Metaprogramming</text:p>
          </table:table-cell>
          <table:table-cell office:value-type="string" calcext:value-type="string">
            <text:p>|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ynamic Attributes and Properties</text:p>
          </table:table-cell>
          <table:table-cell office:value-type="string" calcext:value-type="string">
            <text:p>|</text:p>
          </table:table-cell>
          <table:table-cell table:formula="of:=COM.MICROSOFT.CONCAT(&quot;[&quot;; [.A24]; &quot;](&quot;;[.A24];&quot;)&quot;)" office:value-type="string" office:string-value="[22-dyn-attr-prop](22-dyn-attr-prop)" calcext:value-type="string">
            <text:p>[22-dyn-attr-prop](22-dyn-attr-prop)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19-dyn-attr-prop</text:p>
          </table:table-cell>
          <table:table-cell table:formula="of:=COM.MICROSOFT.CONCAT([.B24:.J24])" office:value-type="string" office:string-value="VI – Metaprogramming|22|Dynamic Attributes and Properties|[22-dyn-attr-prop](22-dyn-attr-prop)|19-dyn-attr-prop" calcext:value-type="string">
            <text:p>VI – Metaprogramming|22|Dynamic Attributes and Properties|[22-dyn-attr-prop](22-dyn-attr-prop)|19-dyn-attr-prop</text:p>
          </table:table-cell>
        </table:table-row>
        <table:table-row table:style-name="ro1">
          <table:table-cell office:value-type="string" calcext:value-type="string">
            <text:p>23-descriptor</text:p>
          </table:table-cell>
          <table:table-cell office:value-type="string" calcext:value-type="string">
            <text:p>&amp;nbsp;</text:p>
          </table:table-cell>
          <table:table-cell office:value-type="string" calcext:value-type="string">
            <text:p>|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ttribute Descriptors</text:p>
          </table:table-cell>
          <table:table-cell office:value-type="string" calcext:value-type="string">
            <text:p>|</text:p>
          </table:table-cell>
          <table:table-cell table:formula="of:=COM.MICROSOFT.CONCAT(&quot;[&quot;; [.A25]; &quot;](&quot;;[.A25];&quot;)&quot;)" office:value-type="string" office:string-value="[23-descriptor](23-descriptor)" calcext:value-type="string">
            <text:p>[23-descriptor](23-descriptor)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20-descriptor</text:p>
          </table:table-cell>
          <table:table-cell table:formula="of:=COM.MICROSOFT.CONCAT([.B25:.J25])" office:value-type="string" office:string-value="&amp;nbsp;|23|Attribute Descriptors|[23-descriptor](23-descriptor)|20-descriptor" calcext:value-type="string">
            <text:p>&amp;nbsp;|23|Attribute Descriptors|[23-descriptor](23-descriptor)|20-descriptor</text:p>
          </table:table-cell>
        </table:table-row>
        <table:table-row table:style-name="ro1">
          <table:table-cell office:value-type="string" calcext:value-type="string">
            <text:p>24-class-metaprog</text:p>
          </table:table-cell>
          <table:table-cell office:value-type="string" calcext:value-type="string">
            <text:p>&amp;nbsp;</text:p>
          </table:table-cell>
          <table:table-cell office:value-type="string" calcext:value-type="string">
            <text:p>|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lass Metapgrogramming</text:p>
          </table:table-cell>
          <table:table-cell office:value-type="string" calcext:value-type="string">
            <text:p>|</text:p>
          </table:table-cell>
          <table:table-cell table:formula="of:=COM.MICROSOFT.CONCAT(&quot;[&quot;; [.A26]; &quot;](&quot;;[.A26];&quot;)&quot;)" office:value-type="string" office:string-value="[24-class-metaprog](24-class-metaprog)" calcext:value-type="string">
            <text:p>[24-class-metaprog](24-class-metaprog)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21-class-metaprog</text:p>
          </table:table-cell>
          <table:table-cell table:formula="of:=COM.MICROSOFT.CONCAT([.B26:.J26])" office:value-type="string" office:string-value="&amp;nbsp;|24|Class Metapgrogramming|[24-class-metaprog](24-class-metaprog)|21-class-metaprog" calcext:value-type="string">
            <text:p>&amp;nbsp;|24|Class Metapgrogramming|[24-class-metaprog](24-class-metaprog)|21-class-metapro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6T06:28:28.280983691</meta:creation-date>
    <dc:date>2019-04-06T07:09:26.840503688</dc:date>
    <meta:editing-duration>PT7M47S</meta:editing-duration>
    <meta:editing-cycles>1</meta:editing-cycles>
    <meta:document-statistic meta:table-count="1" meta:cell-count="281" meta:object-count="0"/>
    <meta:generator>LibreOffice/6.0.7.3$Linux_X86_64 LibreOffice_project/00m0$Build-3</meta:generator>
  </office:meta>
</office:document-meta>
</file>